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400001C6468D61415D6502C0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9.323cm, 0cm, 136.011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65.127cm, 0cm, 0.153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702cm, 0cm, 155.281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816cm" svg:height="11.847cm" svg:x="9.915cm" svg:y="6.715cm">
          <draw:image xlink:href="Pictures/100002010000031400001C6468D61415D6502C07.png" xlink:type="simple" xlink:show="embed" xlink:actuate="onLoad" loext:mime-type="image/png">
            <text:p/>
          </draw:image>
        </draw:frame>
        <draw:frame draw:style-name="gr2" draw:text-style-name="P1" draw:layer="layout" svg:width="9.893cm" svg:height="11.974cm" svg:x="19.807cm" svg:y="6.715cm">
          <draw:image xlink:href="Pictures/100002010000031400001C6468D61415D6502C07.png" xlink:type="simple" xlink:show="embed" xlink:actuate="onLoad" loext:mime-type="image/png">
            <text:p/>
          </draw:image>
        </draw:frame>
        <draw:frame draw:style-name="gr3" draw:text-style-name="P1" draw:layer="layout" svg:width="9.817cm" svg:height="12.064cm" svg:x="0.746cm" svg:y="6.716cm">
          <draw:image xlink:href="Pictures/100002010000031400001C6468D61415D6502C07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9T16:51:26.385867853</dc:date>
    <meta:editing-duration>PT15M43S</meta:editing-duration>
    <meta:editing-cycles>2</meta:editing-cycles>
    <meta:generator>LibreOffice/6.4.7.2$Linux_X86_64 LibreOffice_project/40$Build-2</meta:generator>
    <meta:document-statistic meta:object-count="3"/>
  </office:meta>
</office:document-meta>
</file>